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a48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reformatted_20_Text">CREATE TABLE public.articulo (</text:p>
      <text:p text:style-name="Preformatted_20_Text"><text:s text:c="4"/>idarticulo numeric(8,0) NOT NULL,</text:p>
      <text:p text:style-name="Preformatted_20_Text"><text:s text:c="4"/>fecha date NOT NULL,</text:p>
      <text:p text:style-name="Preformatted_20_Text"><text:s text:c="4"/>enlace character varying(80) NOT NULL,</text:p>
      <text:p text:style-name="Preformatted_20_Text"><text:s text:c="4"/>titulo character varying(80) NOT NULL,</text:p>
      <text:p text:style-name="Preformatted_20_Text"><text:s text:c="4"/>idnutricionista numeric(8,0) NOT NULL,</text:p>
      <text:p text:style-name="Preformatted_20_Text"><text:s text:c="4"/>idusuario numeric(6,0)</text:p>
      <text:p text:style-name="Preformatted_20_Text">);</text:p>
      <text:p text:style-name="Preformatted_20_Text"/>
      <text:p text:style-name="Preformatted_20_Text"/>
      <text:p text:style-name="Preformatted_20_Text">CREATE TABLE public.avisos (</text:p>
      <text:p text:style-name="Preformatted_20_Text"><text:s text:c="4"/>idavisos numeric(8,0) NOT NULL,</text:p>
      <text:p text:style-name="Preformatted_20_Text"><text:s text:c="4"/>fecha date NOT NULL,</text:p>
      <text:p text:style-name="Preformatted_20_Text"><text:s text:c="4"/>imagen character varying(30) NOT NULL,</text:p>
      <text:p text:style-name="Preformatted_20_Text"><text:s text:c="4"/>enlace character varying(80) NOT NULL,</text:p>
      <text:p text:style-name="Preformatted_20_Text"><text:s text:c="4"/>idnutricionista numeric(8,0) NOT NULL,</text:p>
      <text:p text:style-name="Preformatted_20_Text"><text:s text:c="4"/>idusuario numeric(6,0)</text:p>
      <text:p text:style-name="Preformatted_20_Text">);</text:p>
      <text:p text:style-name="Preformatted_20_Text"/>
      <text:p text:style-name="Preformatted_20_Text">CREATE TABLE public.ficha_imc (</text:p>
      <text:p text:style-name="Preformatted_20_Text"><text:s text:c="4"/>idficha numeric(9,0) NOT NULL,</text:p>
      <text:p text:style-name="Preformatted_20_Text"><text:s text:c="4"/>rut numeric(8,0) NOT NULL,</text:p>
      <text:p text:style-name="Preformatted_20_Text"><text:s text:c="4"/>dv character varying(1) NOT NULL,</text:p>
      <text:p text:style-name="Preformatted_20_Text"><text:s text:c="4"/>nombre character varying(80) NOT NULL,</text:p>
      <text:p text:style-name="Preformatted_20_Text"><text:s text:c="4"/>fecha_nacimiento date NOT NULL,</text:p>
      <text:p text:style-name="Preformatted_20_Text"><text:s text:c="4"/>email character varying(80) NOT NULL,</text:p>
      <text:p text:style-name="Preformatted_20_Text"><text:s text:c="4"/>movil numeric(11,0) NOT NULL,</text:p>
      <text:p text:style-name="Preformatted_20_Text"><text:s text:c="4"/>edad numeric(3,0) NOT NULL,</text:p>
      <text:p text:style-name="Preformatted_20_Text"><text:s text:c="4"/>peso numeric(3,0) NOT NULL,</text:p>
      <text:p text:style-name="Preformatted_20_Text"><text:s text:c="4"/>estatura numeric(3,2) NOT NULL,</text:p>
      <text:p text:style-name="Preformatted_20_Text"><text:s text:c="4"/>imc numeric(5,2) NOT NULL,</text:p>
      <text:p text:style-name="Preformatted_20_Text"><text:s text:c="4"/>genero numeric(2,0) NOT NULL,</text:p>
      <text:p text:style-name="Preformatted_20_Text"><text:s text:c="4"/>fechaficha date NOT NULL</text:p>
      <text:p text:style-name="Preformatted_20_Text">);</text:p>
      <text:p text:style-name="Preformatted_20_Text"/>
      <text:p text:style-name="Preformatted_20_Text">CREATE TABLE public.genero (</text:p>
      <text:p text:style-name="Preformatted_20_Text"><text:s text:c="4"/>idgenero numeric(2,0) NOT NULL,</text:p>
      <text:p text:style-name="Preformatted_20_Text"><text:s text:c="4"/>nombre character varying(12)</text:p>
      <text:p text:style-name="Preformatted_20_Text">);</text:p>
      <text:p text:style-name="Preformatted_20_Text"/>
      <text:p text:style-name="Preformatted_20_Text">CREATE TABLE public.nutricionista (</text:p>
      <text:p text:style-name="Preformatted_20_Text"><text:s text:c="4"/>rut numeric(8,0) NOT NULL,</text:p>
      <text:p text:style-name="Preformatted_20_Text"><text:s text:c="4"/>nombre character varying(60) NOT NULL,</text:p>
      <text:p text:style-name="Preformatted_20_Text"><text:s text:c="4"/>email character varying(70) NOT NULL,</text:p>
      <text:p text:style-name="Preformatted_20_Text"><text:s text:c="4"/>movil numeric(12,0) NOT NULL</text:p>
      <text:p text:style-name="Preformatted_20_Text">);</text:p>
      <text:p text:style-name="Preformatted_20_Text"/>
      <text:p text:style-name="Preformatted_20_Text">CREATE TABLE public.recetas (</text:p>
      <text:p text:style-name="Preformatted_20_Text"><text:s text:c="4"/>idreceta numeric(8,0) NOT NULL,</text:p>
      <text:p text:style-name="Preformatted_20_Text"><text:s text:c="4"/>fecha date NOT NULL,</text:p>
      <text:p text:style-name="Preformatted_20_Text"><text:s text:c="4"/>enlace character varying(80) NOT NULL,</text:p>
      <text:p text:style-name="Preformatted_20_Text"><text:s text:c="4"/>contenido character varying(80) NOT NULL,</text:p>
      <text:p text:style-name="Preformatted_20_Text"><text:s text:c="4"/>idnutricionista numeric(8,0) NOT NULL,</text:p>
      <text:p text:style-name="Preformatted_20_Text"><text:s text:c="4"/>idusuario numeric(6,0) NOT NULL</text:p>
      <text:p text:style-name="Preformatted_20_Text">);</text:p>
      <text:p text:style-name="Preformatted_20_Text"/>
      <text:p text:style-name="Preformatted_20_Text"/>
      <text:p text:style-name="Preformatted_20_Text"><text:soft-page-break/>CREATE TABLE public.usuario (</text:p>
      <text:p text:style-name="Preformatted_20_Text"><text:s text:c="4"/>idusuario numeric(8,0) NOT NULL,</text:p>
      <text:p text:style-name="Preformatted_20_Text"><text:s text:c="4"/>movil numeric(15,0) NOT NULL</text:p>
      <text:p text:style-name="Preformatted_20_Text">);</text:p>
      <text:p text:style-name="Preformatted_20_Text"/>
      <text:p text:style-name="Preformatted_20_Text">CREATE TABLE public.videos (</text:p>
      <text:p text:style-name="Preformatted_20_Text"><text:s text:c="4"/>idvideos numeric(8,0) NOT NULL,</text:p>
      <text:p text:style-name="Preformatted_20_Text"><text:s text:c="4"/>fecha date NOT NULL,</text:p>
      <text:p text:style-name="Preformatted_20_Text"><text:s text:c="4"/>enlace character varying(80) NOT NULL,</text:p>
      <text:p text:style-name="Preformatted_20_Text"><text:s text:c="4"/>titulo character varying(80) NOT NULL,</text:p>
      <text:p text:style-name="Preformatted_20_Text"><text:s text:c="4"/>idnutricionista numeric(8,0) NOT NULL,</text:p>
      <text:p text:style-name="Preformatted_20_Text"><text:s text:c="4"/>idusuario numeric(6,0)</text:p>
      <text:p text:style-name="Preformatted_20_Text">);</text:p>
      <text:p text:style-name="Preformatted_20_Text"/>
      <text:p text:style-name="Preformatted_20_Text">ALTER TABLE ONLY public.articulo</text:p>
      <text:p text:style-name="Preformatted_20_Text"><text:s text:c="4"/>ADD CONSTRAINT articulo_idnutricionista_key UNIQUE (idnutricionista);</text:p>
      <text:p text:style-name="Preformatted_20_Text"/>
      <text:p text:style-name="Preformatted_20_Text">ALTER TABLE ONLY public.articulo</text:p>
      <text:p text:style-name="Preformatted_20_Text"><text:s text:c="4"/>ADD CONSTRAINT articulo_pkey PRIMARY KEY (idarticulo);</text:p>
      <text:p text:style-name="Preformatted_20_Text"/>
      <text:p text:style-name="Preformatted_20_Text">ALTER TABLE ONLY public.avisos</text:p>
      <text:p text:style-name="Preformatted_20_Text"><text:s text:c="4"/>ADD CONSTRAINT avisos_idnutricionista_key UNIQUE (idnutricionista);</text:p>
      <text:p text:style-name="Preformatted_20_Text"/>
      <text:p text:style-name="Preformatted_20_Text">ALTER TABLE ONLY public.avisos</text:p>
      <text:p text:style-name="Preformatted_20_Text"><text:s text:c="4"/>ADD CONSTRAINT avisos_pkey PRIMARY KEY (idavisos);</text:p>
      <text:p text:style-name="Preformatted_20_Text"/>
      <text:p text:style-name="Preformatted_20_Text">ALTER TABLE ONLY public.ficha_imc</text:p>
      <text:p text:style-name="Preformatted_20_Text"><text:s text:c="4"/>ADD CONSTRAINT ficha_imc_pkey PRIMARY KEY (idficha);</text:p>
      <text:p text:style-name="Preformatted_20_Text"/>
      <text:p text:style-name="Preformatted_20_Text">ALTER TABLE ONLY public.genero</text:p>
      <text:p text:style-name="Preformatted_20_Text"><text:s text:c="4"/>ADD CONSTRAINT genero_pkey PRIMARY KEY (idgenero);</text:p>
      <text:p text:style-name="Preformatted_20_Text"/>
      <text:p text:style-name="Preformatted_20_Text">ALTER TABLE ONLY public.nutricionista</text:p>
      <text:p text:style-name="Preformatted_20_Text"><text:s text:c="4"/>ADD CONSTRAINT nutricionista_movil_key UNIQUE (movil);</text:p>
      <text:p text:style-name="Preformatted_20_Text"/>
      <text:p text:style-name="Preformatted_20_Text">ALTER TABLE ONLY public.nutricionista</text:p>
      <text:p text:style-name="Preformatted_20_Text"><text:s text:c="4"/>ADD CONSTRAINT nutricionista_nombre_key UNIQUE (nombre);</text:p>
      <text:p text:style-name="Preformatted_20_Text"/>
      <text:p text:style-name="Preformatted_20_Text">ALTER TABLE ONLY public.nutricionista</text:p>
      <text:p text:style-name="Preformatted_20_Text"><text:s text:c="4"/>ADD CONSTRAINT nutricionista_pkey PRIMARY KEY (rut);</text:p>
      <text:p text:style-name="Preformatted_20_Text"/>
      <text:p text:style-name="Preformatted_20_Text">ALTER TABLE ONLY public.recetas</text:p>
      <text:p text:style-name="Preformatted_20_Text"><text:s text:c="4"/>ADD CONSTRAINT recetas_idnutricionista_key UNIQUE (idnutricionista);</text:p>
      <text:p text:style-name="Preformatted_20_Text"/>
      <text:p text:style-name="Preformatted_20_Text">ALTER TABLE ONLY public.recetas</text:p>
      <text:p text:style-name="Preformatted_20_Text"><text:s text:c="4"/>ADD CONSTRAINT recetas_idusuario_key UNIQUE (idusuario);</text:p>
      <text:p text:style-name="Preformatted_20_Text"/>
      <text:p text:style-name="Preformatted_20_Text">ALTER TABLE ONLY public.recetas</text:p>
      <text:p text:style-name="Preformatted_20_Text"><text:s text:c="4"/>ADD CONSTRAINT recetas_pkey PRIMARY KEY (idreceta);</text:p>
      <text:p text:style-name="Preformatted_20_Text"/>
      <text:p text:style-name="Preformatted_20_Text">ALTER TABLE ONLY public.usuario</text:p>
      <text:p text:style-name="Preformatted_20_Text"><text:s text:c="4"/>ADD CONSTRAINT usuario_id_key UNIQUE (idusuario);</text:p>
      <text:p text:style-name="Preformatted_20_Text"/>
      <text:p text:style-name="Preformatted_20_Text">ALTER TABLE ONLY public.videos</text:p>
      <text:p text:style-name="Preformatted_20_Text"><text:s text:c="4"/>ADD CONSTRAINT videos_idnutricionista_key UNIQUE (idnutricionista);</text:p>
      <text:p text:style-name="P1"/>
      <text:p text:style-name="Preformatted_20_Text">ALTER TABLE ONLY public.videos</text:p>
      <text:p text:style-name="Preformatted_20_Text"><text:s text:c="4"/>ADD CONSTRAINT videos_pkey PRIMARY KEY (idvideos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2T20:23:33.091881242</dc:date>
    <meta:editing-duration>PT7M29S</meta:editing-duration>
    <meta:editing-cycles>1</meta:editing-cycles>
    <meta:document-statistic meta:table-count="0" meta:image-count="0" meta:object-count="0" meta:page-count="2" meta:paragraph-count="91" meta:word-count="368" meta:character-count="3219" meta:non-whitespace-character-count="2702"/>
    <meta:generator>LibreOffice/6.4.7.2$Linux_X86_64 LibreOffice_project/40$Build-2</meta:generator>
  </office:meta>
</office:document-meta>
</file>